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a4d3" officeooo:paragraph-rsid="001ea4d3"/>
    </style:style>
    <style:style style:name="P2" style:family="paragraph" style:parent-style-name="Text_20_body">
      <style:text-properties officeooo:rsid="001e4b77" officeooo:paragraph-rsid="001e4b77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MOISAN MICKAEL <text:a xlink:type="simple" xlink:href="mailto:mickael.moisan@cpam-rennes.cnamts.fr" text:style-name="Internet_20_link" text:visited-style-name="Visited_20_Internet_20_Link">mickael.moisan@cpam-rennes.cnamts.fr</text:a></text:p>
      <text:p text:style-name="Text_20_body">QUEREL BRUNO <text:a xlink:type="simple" xlink:href="mailto:bruno.querel@cpam-rennes.cnamts.fr" text:style-name="Internet_20_link" text:visited-style-name="Visited_20_Internet_20_Link">bruno.querel@cpam-rennes.cnamts.fr</text:a></text:p>
      <text:p text:style-name="P2">NICOLAS VINCENT </text:p>
      <text:p text:style-name="Text_20_body"> </text:p>
      <text:p text:style-name="Text_20_body">AUDOIT SYLVIE <text:a xlink:type="simple" xlink:href="mailto:sylvie.audoit@cpam-bordeaux.cnamts.fr" text:style-name="Internet_20_link" text:visited-style-name="Visited_20_Internet_20_Link">sylvie.audoit@cpam-bordeaux.cnamts.fr</text:a></text:p>
      <text:p text:style-name="Text_20_body">PIET ANNE MARIE <text:a xlink:type="simple" xlink:href="mailto:anne-marie.piet@cpam-bordeaux.cnamts.fr" text:style-name="Internet_20_link" text:visited-style-name="Visited_20_Internet_20_Link">anne-marie.piet@cpam-bordeaux.cnamts.fr</text:a></text:p>
      <text:p text:style-name="Text_20_body"> </text:p>
      <text:p text:style-name="Text_20_body">KACI DJELLOUL <text:a xlink:type="simple" xlink:href="mailto:djelloul.kaci@cpam-bordeaux.cnamts.fr" text:style-name="Internet_20_link" text:visited-style-name="Visited_20_Internet_20_Link">djelloul.kaci@cpam-bordeaux.cnamts.fr</text:a></text:p>
      <text:p text:style-name="Text_20_body">PERET ISABELLE <text:a xlink:type="simple" xlink:href="mailto:isabelle.peret@cpam-bordeaux.cnamts.fr" text:style-name="Internet_20_link" text:visited-style-name="Visited_20_Internet_20_Link">isabelle.peret@cpam-bordeaux.cnamts.fr</text:a></text:p>
      <text:p text:style-name="Text_20_body"> </text:p>
      <text:p text:style-name="Text_20_body"> </text:p>
      <text:p text:style-name="Text_20_body">FLAMENT LISE <text:a xlink:type="simple" xlink:href="mailto:lise.flament@cpam-bobigny.cnamts.fr" text:style-name="Internet_20_link" text:visited-style-name="Visited_20_Internet_20_Link">lise.flament@cpam-bobigny.cnamts.fr</text:a></text:p>
      <text:p text:style-name="Text_20_body"><text:span text:style-name="T1">RENAULT DIANA </text:span><text:a xlink:type="simple" xlink:href="mailto:diana.renault@cpam-bobigny.cnamts.fr" text:style-name="Internet_20_link" text:visited-style-name="Visited_20_Internet_20_Link">diana.renault@cpam-bobigny.cnamts.fr</text:a></text:p>
      <text:p text:style-name="Text_20_body"><text:span text:style-name="T1">CLOUD STEPHANE </text:span><text:a xlink:type="simple" xlink:href="mailto:stephane.cloud@cpam-bobigny.cnamts.fr" text:style-name="Internet_20_link" text:visited-style-name="Visited_20_Internet_20_Link">stephane.cloud@cpam-bobigny.cnamts.fr</text:a></text:p>
      <text:p text:style-name="Text_20_body"> </text:p>
      <text:p text:style-name="Text_20_body">FOUCHER XAVIER <text:a xlink:type="simple" xlink:href="mailto:xavier.foucher@cpam-rouen-elbeuf-dieppe.cnamts.fr" text:style-name="Internet_20_link" text:visited-style-name="Visited_20_Internet_20_Link">xavier.foucher@cpam-rouen-elbeuf-dieppe.cnamts.fr</text:a></text:p>
      <text:p text:style-name="Text_20_body"/>
      <text:p text:style-name="P2">CRAMIF</text:p>
      <text:p text:style-name="P1">BOURGUIGNAT Christine <text:s/><text:a xlink:type="simple" xlink:href="mailto:christine.bourguignat@cramif.cnamts.fr" text:style-name="Internet_20_link" text:visited-style-name="Visited_20_Internet_20_Link">christine.bourguignat@cramif.cnamts.fr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38S</meta:editing-duration>
    <meta:editing-cycles>7</meta:editing-cycles>
    <meta:generator>LibreOffice/5.0.5.2$Windows_x86 LibreOffice_project/55b006a02d247b5f7215fc6ea0fde844b30035b3</meta:generator>
    <dc:date>2017-05-11T14:54:04.791000000</dc:date>
    <meta:document-statistic meta:table-count="0" meta:image-count="0" meta:object-count="0" meta:page-count="1" meta:paragraph-count="18" meta:word-count="37" meta:character-count="610" meta:non-whitespace-character-count="579"/>
    <meta:user-defined meta:name="Info 1"/>
    <meta:user-defined meta:name="Info 2"/>
    <meta:user-defined meta:name="Info 3"/>
    <meta:user-defined meta:name="Info 4"/>
  </office:meta>
</office:document-meta>
</file>